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8102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1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Item 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PN</text:p>
          </table:table-cell>
          <table:table-cell table:style-name="ce1" office:value-type="string" calcext:value-type="string">
            <text:p>Q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ass Tapered Heat-Set Inserts for Plastic 10-32, 0.225" Installed Length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365A1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ltra-Low-Profile Socket Head Screw Alloy Steel, 1/4"-20 Thread Size, 3/8" Long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0357A137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-8 Stainless Steel Nylon-Tip Set Screw 10-32 Thread Size, 5/16" Long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0291A85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104857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7:45:52.031042333</meta:creation-date>
    <dc:date>2024-10-14T17:50:12.968034493</dc:date>
    <meta:editing-duration>PT4M21S</meta:editing-duration>
    <meta:editing-cycles>1</meta:editing-cycles>
    <meta:document-statistic meta:table-count="1" meta:cell-count="20" meta:object-count="0"/>
    <meta:generator>LibreOffice/7.3.7.2$Linux_X86_64 LibreOffice_project/30$Build-2</meta:generator>
  </office:meta>
</office:document-meta>
</file>